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4c5bb" officeooo:paragraph-rsid="0014c5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 for solution: NB-IOT device for Environmental Sensing, HVAC control, and beyond</text:p>
      <text:p text:style-name="P1"/>
      <text:p text:style-name="P1">Excite crowd and summarize in few sentences:</text:p>
      <text:p text:style-name="P1"/>
      <text:p text:style-name="P1">Problem/executive brief:</text:p>
      <text:p text:style-name="P1"/>
      <text:p text:style-name="P1">Solution details:</text:p>
      <text:p text:style-name="P1"/>
      <text:p text:style-name="P1">Tags: #iot,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09:25:08.013960348</meta:creation-date>
    <dc:date>2024-07-15T14:12:44.407950001</dc:date>
    <meta:editing-duration>PT4H47M37S</meta:editing-duration>
    <meta:editing-cycles>1</meta:editing-cycles>
    <meta:document-statistic meta:table-count="0" meta:image-count="0" meta:object-count="0" meta:page-count="1" meta:paragraph-count="5" meta:word-count="25" meta:character-count="182" meta:non-whitespace-character-count="161"/>
    <meta:generator>LibreOffice/7.5.4.2$MacOSX_AARCH64 LibreOffice_project/36ccfdc35048b057fd9854c757a8b67ec53977b6</meta:generator>
  </office:meta>
</office:document-meta>
</file>